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978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Bought Coins</text:p>
          </table:table-cell>
          <table:table-cell table:style-name="ce1" office:value-type="string" calcext:value-type="string">
            <text:p>Sold Coins</text:p>
          </table:table-cell>
          <table:table-cell table:style-name="ce1" office:value-type="string" calcext:value-type="string">
            <text:p>Left Over Co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.48864286" calcext:value-type="float">
            <text:p>3.48864286</text:p>
          </table:table-cell>
          <table:table-cell office:value-type="float" office:value="3.38923069" calcext:value-type="float">
            <text:p>3.38923069</text:p>
          </table:table-cell>
          <table:table-cell table:formula="of:=[.A3]-[.B3]" office:value-type="float" office:value="0.0994121700000004" calcext:value-type="float">
            <text:p>0.09941217</text:p>
          </table:table-cell>
          <table:table-cell table:number-columns-repeated="1021"/>
        </table:table-row>
        <table:table-row table:style-name="ro1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BlockFi Price</text:p>
          </table:table-cell>
          <table:table-cell table:style-name="ce1" office:value-type="string" calcext:value-type="string">
            <text:p>BreakEven</text:p>
          </table:table-cell>
          <table:table-cell table:style-name="ce1" office:value-type="string" calcext:value-type="string">
            <text:p>Profift 1%</text:p>
          </table:table-cell>
          <table:table-cell table:number-columns-repeated="1016"/>
        </table:table-row>
        <table:table-row table:style-name="ro1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5"/>
          <table:table-cell table:style-name="ce5" office:value-type="currency" office:currency="USD" office:value="49206.96" calcext:value-type="currency">
            <text:p>$49,206.96</text:p>
          </table:table-cell>
          <table:table-cell table:style-name="ce5" table:formula="of:=([.F5]*1%)+[.F5]" office:value-type="currency" office:currency="USD" office:value="49699.0296" calcext:value-type="currency">
            <text:p>$49,699.03</text:p>
          </table:table-cell>
          <table:table-cell table:style-name="ce5" table:formula="of:=([.F5]*2%)+[.F5]" office:value-type="currency" office:currency="USD" office:value="50191.0992" calcext:value-type="currency">
            <text:p>$50,191.10</text:p>
          </table:table-cell>
          <table:table-cell table:number-columns-repeated="1016"/>
        </table:table-row>
        <table:table-row table:style-name="ro1">
          <table:table-cell office:value-type="float" office:value="3.36472536" calcext:value-type="float">
            <text:p>3.36472536</text:p>
          </table:table-cell>
          <table:table-cell table:number-columns-repeated="4"/>
          <table:table-cell table:style-name="ce5" office:value-type="currency" office:currency="USD" office:value="46.72" calcext:value-type="currency">
            <text:p>$46.72</text:p>
          </table:table-cell>
          <table:table-cell table:style-name="ce5" table:formula="of:=([.F6]*1%)+[.F6]" office:value-type="currency" office:currency="USD" office:value="47.1872" calcext:value-type="currency">
            <text:p>$47.19</text:p>
          </table:table-cell>
          <table:table-cell table:style-name="ce5" table:formula="of:=([.F6]*2%)+[.F6]" office:value-type="currency" office:currency="USD" office:value="47.6544" calcext:value-type="currency">
            <text:p>$47.65</text:p>
          </table:table-cell>
          <table:table-cell table:number-columns-repeated="1016"/>
        </table:table-row>
        <table:table-row table:style-name="ro1">
          <table:table-cell office:value-type="float" office:value="3.41186525" calcext:value-type="float">
            <text:p>3.41186525</text:p>
          </table:table-cell>
          <table:table-cell table:number-columns-repeated="1023"/>
        </table:table-row>
        <table:table-row table:style-name="ro1">
          <table:table-cell office:value-type="float" office:value="3.36249621" calcext:value-type="float">
            <text:p>3.36249621</text:p>
          </table:table-cell>
          <table:table-cell table:number-columns-repeated="1023"/>
        </table:table-row>
        <table:table-row table:style-name="ro1">
          <table:table-cell table:style-name="ce3" office:value-type="float" office:value="3.3466689" calcext:value-type="float">
            <text:p>3.34666890</text:p>
          </table:table-cell>
          <table:table-cell table:number-columns-repeated="1023"/>
        </table:table-row>
        <table:table-row table:style-name="ro1">
          <table:table-cell table:formula="of:=SUM([.A6:.A9])" office:value-type="float" office:value="13.48575572" calcext:value-type="float">
            <text:p>13.48575572</text:p>
          </table:table-cell>
          <table:table-cell office:value-type="float" office:value="13.36537595" calcext:value-type="float">
            <text:p>13.36537595</text:p>
          </table:table-cell>
          <table:table-cell table:formula="of:=[.A10]-[.B10]" office:value-type="float" office:value="0.120379769999998" calcext:value-type="float">
            <text:p>0.120379769999998</text:p>
          </table:table-cell>
          <table:table-cell table:number-columns-repeated="1021"/>
        </table:table-row>
        <table:table-row table:style-name="ro1">
          <table:table-cell table:formula="of:=SUM([.A4:.A5])" office:value-type="float" office:value="18.42606688" calcext:value-type="float">
            <text:p>18.42606688</text:p>
          </table:table-cell>
          <table:table-cell office:value-type="float" office:value="18.41234335" calcext:value-type="float">
            <text:p>18.41234335</text:p>
          </table:table-cell>
          <table:table-cell table:formula="of:=[.A11]-[.B11]" office:value-type="float" office:value="0.01372353" calcext:value-type="float">
            <text:p>0.01372353</text:p>
          </table:table-cell>
          <table:table-cell table:style-name="ce4"/>
          <table:table-cell/>
          <table:table-cell table:style-name="ce6"/>
          <table:table-cell table:number-columns-repeated="1018"/>
        </table:table-row>
        <table:table-row table:style-name="ro1">
          <table:table-cell office:value-type="float" office:value="4.92679575" calcext:value-type="float">
            <text:p>4.92679575</text:p>
          </table:table-cell>
          <table:table-cell office:value-type="float" office:value="4.85301478" calcext:value-type="float">
            <text:p>4.85301478</text:p>
          </table:table-cell>
          <table:table-cell table:formula="of:=[.A12]-[.B12]" office:value-type="float" office:value="0.0737809700000005" calcext:value-type="float">
            <text:p>0.073780970000001</text:p>
          </table:table-cell>
          <table:table-cell table:number-columns-repeated="1021"/>
        </table:table-row>
        <table:table-row table:style-name="ro1">
          <table:table-cell office:value-type="float" office:value="5.08401143" calcext:value-type="float">
            <text:p>5.08401143</text:p>
          </table:table-cell>
          <table:table-cell table:number-columns-repeated="1023"/>
        </table:table-row>
        <table:table-row table:style-name="ro1">
          <table:table-cell office:value-type="float" office:value="5.09661745" calcext:value-type="float">
            <text:p>5.09661745</text:p>
          </table:table-cell>
          <table:table-cell table:number-columns-repeated="1023"/>
        </table:table-row>
        <table:table-row table:style-name="ro1">
          <table:table-cell office:value-type="float" office:value="5.53558391" calcext:value-type="float">
            <text:p>5.53558391</text:p>
          </table:table-cell>
          <table:table-cell table:style-name="ce3" office:value-type="float" office:value="5.4746265" calcext:value-type="float">
            <text:p>5.47462650</text:p>
          </table:table-cell>
          <table:table-cell table:formula="of:=[.A15]-[.B15]" office:value-type="float" office:value="0.0609574099999994" calcext:value-type="float">
            <text:p>0.06095741</text:p>
          </table:table-cell>
          <table:table-cell table:number-columns-repeated="1021"/>
        </table:table-row>
        <table:table-row table:style-name="ro1">
          <table:table-cell table:formula="of:=SUM([.A13:.A14])" office:value-type="float" office:value="10.18062888" calcext:value-type="float">
            <text:p>10.18062888</text:p>
          </table:table-cell>
          <table:table-cell office:value-type="float" office:value="9.63991869" calcext:value-type="float">
            <text:p>9.63991869</text:p>
          </table:table-cell>
          <table:table-cell table:formula="of:=[.A16]-[.B16]" office:value-type="float" office:value="0.54071019" calcext:value-type="float">
            <text:p>0.54071019</text:p>
          </table:table-cell>
          <table:table-cell table:number-columns-repeated="1021"/>
        </table:table-row>
        <table:table-row table:style-name="ro1">
          <table:table-cell office:value-type="float" office:value="5.32338111" calcext:value-type="float">
            <text:p>5.32338111</text:p>
          </table:table-cell>
          <table:table-cell table:number-columns-repeated="1023"/>
        </table:table-row>
        <table:table-row table:style-name="ro1">
          <table:table-cell office:value-type="float" office:value="5.67245379" calcext:value-type="float">
            <text:p>5.67245379</text:p>
          </table:table-cell>
          <table:table-cell table:number-columns-repeated="1023"/>
        </table:table-row>
        <table:table-row table:style-name="ro1">
          <table:table-cell office:value-type="float" office:value="5.68246868" calcext:value-type="float">
            <text:p>5.68246868</text:p>
          </table:table-cell>
          <table:table-cell table:number-columns-repeated="1023"/>
        </table:table-row>
        <table:table-row table:style-name="ro1">
          <table:table-cell table:formula="of:=SUM([.A17:.A19])" office:value-type="float" office:value="16.67830358" calcext:value-type="float">
            <text:p>16.67830358</text:p>
          </table:table-cell>
          <table:table-cell office:value-type="float" office:value="16.06103237" calcext:value-type="float">
            <text:p>16.06103237</text:p>
          </table:table-cell>
          <table:table-cell table:formula="of:=[.A20]-[.B20]" office:value-type="float" office:value="0.617271210000002" calcext:value-type="float">
            <text:p>0.617271210000002</text:p>
          </table:table-cell>
          <table:table-cell table:number-columns-repeated="1021"/>
        </table:table-row>
        <table:table-row table:style-name="ro1">
          <table:table-cell office:value-type="float" office:value="4.06493936" calcext:value-type="float">
            <text:p>4.06493936</text:p>
          </table:table-cell>
          <table:table-cell office:value-type="float" office:value="3.88353709" calcext:value-type="float">
            <text:p>3.88353709</text:p>
          </table:table-cell>
          <table:table-cell table:formula="of:=[.A21]-[.B21]" office:value-type="float" office:value="0.18140227" calcext:value-type="float">
            <text:p>0.18140227</text:p>
          </table:table-cell>
          <table:table-cell table:number-columns-repeated="1021"/>
        </table:table-row>
        <table:table-row table:style-name="ro1">
          <table:table-cell office:value-type="float" office:value="1.49405507" calcext:value-type="float">
            <text:p>1.49405507</text:p>
          </table:table-cell>
          <table:table-cell office:value-type="float" office:value="1.49005223" calcext:value-type="float">
            <text:p>1.49005223</text:p>
          </table:table-cell>
          <table:table-cell table:formula="of:=[.A22]-[.B22]" office:value-type="float" office:value="0.00400283999999984" calcext:value-type="float">
            <text:p>0.0040028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1.4309983" calcext:value-type="float">
            <text:p>1.43099830</text:p>
          </table:table-cell>
          <table:table-cell office:value-type="float" office:value="1.42196675" calcext:value-type="float">
            <text:p>1.42196675</text:p>
          </table:table-cell>
          <table:table-cell table:formula="of:=[.A23]-[.B23]" office:value-type="float" office:value="0.00903155" calcext:value-type="float">
            <text:p>0.00903155</text:p>
          </table:table-cell>
          <table:table-cell table:number-columns-repeated="1021"/>
        </table:table-row>
        <table:table-row table:style-name="ro1">
          <table:table-cell office:value-type="float" office:value="1.35469417" calcext:value-type="float">
            <text:p>1.35469417</text:p>
          </table:table-cell>
          <table:table-cell table:number-columns-repeated="1023"/>
        </table:table-row>
        <table:table-row table:style-name="ro1">
          <table:table-cell office:value-type="float" office:value="1.37854879" calcext:value-type="float">
            <text:p>1.37854879</text:p>
          </table:table-cell>
          <table:table-cell table:number-columns-repeated="1023"/>
        </table:table-row>
        <table:table-row table:style-name="ro1">
          <table:table-cell office:value-type="float" office:value="1.48706645" calcext:value-type="float">
            <text:p>1.48706645</text:p>
          </table:table-cell>
          <table:table-cell office:value-type="float" office:value="1.47373256" calcext:value-type="float">
            <text:p>1.47373256</text:p>
          </table:table-cell>
          <table:table-cell table:formula="of:=[.A26]-[.B26]" office:value-type="float" office:value="0.01333389" calcext:value-type="float">
            <text:p>0.01333389</text:p>
          </table:table-cell>
          <table:table-cell table:number-columns-repeated="1021"/>
        </table:table-row>
        <table:table-row table:style-name="ro1">
          <table:table-cell office:value-type="float" office:value="2.75662914" calcext:value-type="float">
            <text:p>2.75662914</text:p>
          </table:table-cell>
          <table:table-cell table:number-columns-repeated="1023"/>
        </table:table-row>
        <table:table-row table:style-name="ro1">
          <table:table-cell office:value-type="float" office:value="2.75961144" calcext:value-type="float">
            <text:p>2.75961144</text:p>
          </table:table-cell>
          <table:table-cell table:number-columns-repeated="1023"/>
        </table:table-row>
        <table:table-row table:style-name="ro1">
          <table:table-cell office:value-type="float" office:value="1.47401235" calcext:value-type="float">
            <text:p>1.47401235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08:33:11.773058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0:22:07.962061570</meta:creation-date>
    <dc:date>2021-05-13T02:15:54.795015679</dc:date>
    <meta:editing-duration>P2DT20H19M57S</meta:editing-duration>
    <meta:editing-cycles>14</meta:editing-cycles>
    <meta:generator>LibreOffice/6.4.7.2$Linux_X86_64 LibreOffice_project/40$Build-2</meta:generator>
    <meta:document-statistic meta:table-count="1" meta:cell-count="61" meta:object-count="0"/>
  </office:meta>
</office:document-meta>
</file>